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 Mono" svg:font-family="'Google Sans Mono', 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000000" style:font-name="Google Sans Mono" fo:font-size="10.5pt" fo:font-weight="normal" fo:background-color="#f0f4f9"/>
    </style:style>
    <style:style style:name="P2" style:family="paragraph" style:parent-style-name="Standard">
      <style:paragraph-properties style:line-height-at-least="0.198in"/>
      <style:text-properties fo:color="#000000" fo:background-color="#f0f4f9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Text_20_body" style:list-style-name="L2">
      <style:text-properties style:font-name="Arial"/>
    </style:style>
    <style:style style:name="P5" style:family="paragraph" style:parent-style-name="Text_20_body" style:list-style-name="L1">
      <style:paragraph-properties fo:margin-top="0in" fo:margin-bottom="0in"/>
      <style:text-properties style:font-name="Arial"/>
    </style:style>
    <style:style style:name="P6" style:family="paragraph" style:parent-style-name="Text_20_body" style:list-style-name="L2">
      <style:paragraph-properties fo:margin-top="0in" fo:margin-bottom="0in"/>
      <style:text-properties style:font-name="Arial"/>
    </style:style>
    <style:style style:name="P7" style:family="paragraph" style:parent-style-name="Heading_20_2">
      <style:paragraph-properties fo:text-align="center" style:justify-single-word="false"/>
      <style:text-properties style:font-name="Arial"/>
    </style:style>
    <style:style style:name="T1" style:family="text">
      <style:text-properties fo:color="#808080" style:font-name="Google Sans Mono" fo:font-size="10.5pt" fo:font-weight="normal" fo:background-color="#f0f4f9"/>
    </style:style>
    <style:style style:name="T2" style:family="text">
      <style:text-properties fo:color="#ff0000"/>
    </style:style>
    <style:style style:name="T3" style:family="text">
      <style:text-properties fo:color="#ff0000" style:font-name="Google Sans Mono" fo:font-size="10.5pt" fo:font-weight="normal"/>
    </style:style>
    <style:style style:name="T4" style:family="text">
      <style:text-properties fo:color="#ff0000" style:font-name="Google Sans Mono" fo:font-size="10.5pt" fo:font-weight="normal" fo:background-color="#f0f4f9"/>
    </style:style>
    <style:style style:name="T5" style:family="text">
      <style:text-properties fo:color="#383838"/>
    </style:style>
    <style:style style:name="T6" style:family="text">
      <style:text-properties fo:color="#383838" style:font-name="Google Sans Mono" fo:font-size="10.5pt" fo:font-weight="normal"/>
    </style:style>
    <style:style style:name="T7" style:family="text">
      <style:text-properties fo:color="#800000"/>
    </style:style>
    <style:style style:name="T8" style:family="text">
      <style:text-properties fo:color="#800000" style:font-name="Google Sans Mono" fo:font-size="10.5pt" fo:font-weight="normal"/>
    </style:style>
    <style:style style:name="T9" style:family="text">
      <style:text-properties fo:color="#0000ff"/>
    </style:style>
    <style:style style:name="T10" style:family="text">
      <style:text-properties fo:color="#0000ff" style:font-name="Google Sans Mono" fo:font-size="10.5pt" fo:font-weight="normal"/>
    </style:style>
    <style:style style:name="T11" style:family="text">
      <style:text-properties style:font-name="Google Sans Mono" fo:font-size="10.5pt" fo:font-weight="normal"/>
    </style:style>
    <style:style style:name="T12" style:family="text">
      <style:text-properties fo:color="#188038" style:font-name="Google Sans Mono" fo:font-size="10.5pt" fo:font-weight="normal"/>
    </style:style>
    <style:style style:name="T13" style:family="text">
      <style:text-properties fo:color="#0451a5" style:font-name="Google Sans Mono" fo:font-size="10.5pt" fo:font-weight="normal"/>
    </style:style>
    <style:style style:name="T14" style:family="text">
      <style:text-properties fo:color="#098658" style:font-name="Google Sans Mono" fo:font-size="10.5pt" fo:font-weight="normal"/>
    </style:style>
    <style:style style:name="T15" style:family="text">
      <style:text-properties fo:color="#5f6368" style:font-name="Google Sans Mono" fo:font-size="10.5pt" fo:font-weight="normal"/>
    </style:style>
    <style:style style:name="T16" style:family="text">
      <style:text-properties fo:color="#8430ce" style:font-name="Google Sans Mono" fo:font-size="10.5pt" fo:font-weight="normal"/>
    </style:style>
    <style:style style:name="T17" style:family="text">
      <style:text-properties fo:color="#008080" style:font-name="Google Sans Mono" fo:font-size="10.5pt" fo:font-weight="normal"/>
    </style:style>
    <style:style style:name="T18" style:family="text">
      <style:text-properties fo:color="#b55908" style:font-name="Google Sans Mono" fo:font-size="10.5pt" fo:font-weight="normal"/>
    </style:style>
    <style:style style:name="T19" style:family="text">
      <style:text-properties style:font-name="Arial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How to Use the Text to Audio Generator<text:line-break/></text:h>
      <text:list xml:id="list8741201752370158288" text:style-name="L2">
        <text:list-item>
          <text:p text:style-name="P6">Enter your text into the box below. You can write a single sentence or a whole paragraph.</text:p>
        </text:list-item>
        <text:list-item>
          <text:p text:style-name="P6">Adjust the voice and tone using the drop-down menus.</text:p>
        </text:list-item>
        <text:list-item>
          <text:p text:style-name="P6">Click the **Generate** button to hear your creation.</text:p>
        </text:list-item>
        <text:list-item>
          <text:p text:style-name="P4">Use the **Download** button to save the audio file</text:p>
        </text:list-item>
      </text:list>
      <text:p text:style-name="Standard"><text:line-break/><text:line-break/><text:span text:style-name="T1">&lt;!DOCTYPE</text:span><text:span text:style-name="T4"> html</text:span><text:span text:style-name="T1">&gt;</text:span></text:p>
      <text:p text:style-name="P1"><text:span text:style-name="T5">&lt;</text:span><text:span text:style-name="T7">html</text:span> <text:span text:style-name="T2">lang</text:span><text:span text:style-name="T5">=</text:span><text:span text:style-name="T9">"en"</text:span><text:span text:style-name="T5">&gt;</text:span></text:p>
      <text:p text:style-name="P1"><text:span text:style-name="T5">&lt;</text:span><text:span text:style-name="T7">head</text:span><text:span text:style-name="T5">&gt;</text:span></text:p>
      <text:p text:style-name="P2">    <text:span text:style-name="T6">&lt;</text:span><text:span text:style-name="T8">meta</text:span><text:span text:style-name="T11"> </text:span><text:span text:style-name="T3">charset</text:span><text:span text:style-name="T6">=</text:span><text:span text:style-name="T10">"UTF-8"</text:span><text:span text:style-name="T6">&gt;</text:span></text:p>
      <text:p text:style-name="P2">    <text:span text:style-name="T6">&lt;</text:span><text:span text:style-name="T8">meta</text:span><text:span text:style-name="T11"> </text:span><text:span text:style-name="T3">name</text:span><text:span text:style-name="T6">=</text:span><text:span text:style-name="T10">"viewport"</text:span><text:span text:style-name="T11"> </text:span><text:span text:style-name="T3">content</text:span><text:span text:style-name="T6">=</text:span><text:span text:style-name="T10">"width=device-width, initial-scale=1.0"</text:span><text:span text:style-name="T6">&gt;</text:span></text:p>
      <text:p text:style-name="P2">    <text:span text:style-name="T6">&lt;</text:span><text:span text:style-name="T8">title</text:span><text:span text:style-name="T6">&gt;</text:span><text:span text:style-name="T11">Personalized Generator App</text:span><text:span text:style-name="T6">&lt;/</text:span><text:span text:style-name="T8">title</text:span><text:span text:style-name="T6">&gt;</text:span></text:p>
      <text:p text:style-name="P2">    <text:span text:style-name="T6">&lt;</text:span><text:span text:style-name="T8">link</text:span><text:span text:style-name="T11"> </text:span><text:span text:style-name="T3">rel</text:span><text:span text:style-name="T6">=</text:span><text:span text:style-name="T10">"preconnect"</text:span><text:span text:style-name="T11"> </text:span><text:span text:style-name="T3">href</text:span><text:span text:style-name="T6">=</text:span><text:span text:style-name="T10">"https://fonts.googleapis.com"</text:span><text:span text:style-name="T6">&gt;</text:span></text:p>
      <text:p text:style-name="P2">    <text:span text:style-name="T6">&lt;</text:span><text:span text:style-name="T8">link</text:span><text:span text:style-name="T11"> </text:span><text:span text:style-name="T3">rel</text:span><text:span text:style-name="T6">=</text:span><text:span text:style-name="T10">"preconnect"</text:span><text:span text:style-name="T11"> </text:span><text:span text:style-name="T3">href</text:span><text:span text:style-name="T6">=</text:span><text:span text:style-name="T10">"https://fonts.gstatic.com"</text:span><text:span text:style-name="T11"> </text:span><text:span text:style-name="T3">crossorigin</text:span><text:span text:style-name="T6">&gt;</text:span></text:p>
      <text:p text:style-name="P2">    <text:span text:style-name="T6">&lt;</text:span><text:span text:style-name="T8">link</text:span><text:span text:style-name="T11"> </text:span><text:span text:style-name="T3">href</text:span><text:span text:style-name="T6">=</text:span><text:span text:style-name="T10">"https://fonts.googleapis.com/css2?family=Inter:wght@400;600;700&amp;display=swap"</text:span><text:span text:style-name="T11"> </text:span><text:span text:style-name="T3">rel</text:span><text:span text:style-name="T6">=</text:span><text:span text:style-name="T10">"stylesheet"</text:span><text:span text:style-name="T6">&gt;</text:span></text:p>
      <text:p text:style-name="P2">    <text:span text:style-name="T6">&lt;</text:span><text:span text:style-name="T8">script</text:span><text:span text:style-name="T11"> </text:span><text:span text:style-name="T3">src</text:span><text:span text:style-name="T6">=</text:span><text:span text:style-name="T10">"https://cdn.tailwindcss.com"</text:span><text:span text:style-name="T6">&gt;&lt;/</text:span><text:span text:style-name="T8">script</text:span><text:span text:style-name="T6">&gt;</text:span></text:p>
      <text:p text:style-name="P2">    <text:span text:style-name="T6">&lt;</text:span><text:span text:style-name="T8">style</text:span><text:span text:style-name="T6">&gt;</text:span></text:p>
      <text:p text:style-name="P2">        <text:span text:style-name="T8">body</text:span><text:span text:style-name="T11"> {</text:span></text:p>
      <text:p text:style-name="P2">            <text:span text:style-name="T3">font-family:</text:span><text:span text:style-name="T11"> </text:span><text:span text:style-name="T12">'Inter'</text:span><text:span text:style-name="T11">, </text:span><text:span text:style-name="T13">sans-serif</text:span><text:span text:style-name="T11">;</text:span></text:p>
      <text:p text:style-name="P2">            <text:span text:style-name="T3">background-color:</text:span><text:span text:style-name="T11"> </text:span><text:span text:style-name="T13">#f3f4f6</text:span><text:span text:style-name="T11">;</text:span></text:p>
      <text:p text:style-name="P2">        <text:span text:style-name="T11">}</text:span></text:p>
      <text:p text:style-name="P2">        <text:span text:style-name="T8">.container</text:span><text:span text:style-name="T11"> {</text:span></text:p>
      <text:p text:style-name="P2">            <text:span text:style-name="T3">max-width:</text:span><text:span text:style-name="T11"> </text:span><text:span text:style-name="T14">800px</text:span><text:span text:style-name="T11">;</text:span></text:p>
      <text:p text:style-name="P2">        <text:span text:style-name="T11">}</text:span></text:p>
      <text:p text:style-name="P2">    <text:span text:style-name="T6">&lt;/</text:span><text:span text:style-name="T8">style</text:span><text:span text:style-name="T6">&gt;</text:span></text:p>
      <text:p text:style-name="P1"><text:span text:style-name="T5">&lt;/</text:span><text:span text:style-name="T7">head</text:span><text:span text:style-name="T5">&gt;</text:span></text:p>
      <text:p text:style-name="P1"><text:span text:style-name="T5">&lt;</text:span><text:span text:style-name="T7">body</text:span> <text:span text:style-name="T2">class</text:span><text:span text:style-name="T5">=</text:span><text:span text:style-name="T9">"bg-gray-100 flex items-center justify-center min-h-screen p-4"</text:span><text:span text:style-name="T5">&gt;</text:span></text:p>
      <text:p text:style-name="P3"/>
      <text:p text:style-name="P2">    <text:span text:style-name="T6">&lt;</text:span><text:span text:style-name="T8">div</text:span><text:span text:style-name="T11"> </text:span><text:span text:style-name="T3">class</text:span><text:span text:style-name="T6">=</text:span><text:span text:style-name="T10">"container mx-auto p-8 bg-white rounded-xl shadow-lg flex flex-col items-center space-y-8"</text:span><text:span text:style-name="T6">&gt;</text:span></text:p>
      <text:p text:style-name="P2">        <text:span text:style-name="T15">&lt;!-- HEADER SECTION --&gt;</text:span></text:p>
      <text:p text:style-name="P2">        <text:span text:style-name="T6">&lt;</text:span><text:span text:style-name="T8">header</text:span><text:span text:style-name="T11"> </text:span><text:span text:style-name="T3">class</text:span><text:span text:style-name="T6">=</text:span><text:span text:style-name="T10">"w-full text-center space-y-4"</text:span><text:span text:style-name="T6">&gt;</text:span></text:p>
      <text:p text:style-name="P2">            <text:span text:style-name="T15">&lt;!-- Replace this URL with your own image URL --&gt;</text:span></text:p>
      <text:p text:style-name="P2">            <text:span text:style-name="T6">&lt;</text:span><text:span text:style-name="T8">img</text:span><text:span text:style-name="T11"> </text:span><text:span text:style-name="T3">src</text:span><text:span text:style-name="T6">=</text:span><text:span text:style-name="T10">"https://placehold.co/800x200/4f46e5/ffffff?text=Your+Header+Image+Here"</text:span><text:span text:style-name="T11"> </text:span><text:span text:style-name="T3">alt</text:span><text:span text:style-name="T6">=</text:span><text:span text:style-name="T10">"Header Image"</text:span><text:span text:style-name="T11"> </text:span><text:span text:style-name="T3">class</text:span><text:span text:style-name="T6">=</text:span><text:span text:style-name="T10">"w-full rounded-lg shadow-md object-cover"</text:span><text:span text:style-name="T6">&gt;</text:span></text:p>
      <text:p text:style-name="P2">            <text:span text:style-name="T6">&lt;</text:span><text:span text:style-name="T8">h1</text:span><text:span text:style-name="T11"> </text:span><text:span text:style-name="T3">class</text:span><text:span text:style-name="T6">=</text:span><text:span text:style-name="T10">"text-4xl font-extrabold text-gray-900"</text:span><text:span text:style-name="T6">&gt;</text:span><text:span text:style-name="T11">Chrome and Gasoline Generator</text:span><text:span text:style-name="T6">&lt;/</text:span><text:span text:style-name="T8">h1</text:span><text:span text:style-name="T6">&gt;</text:span></text:p>
      <text:p text:style-name="P2">            <text:span text:style-name="T6">&lt;</text:span><text:span text:style-name="T8">p</text:span><text:span text:style-name="T11"> </text:span><text:span text:style-name="T3">class</text:span><text:span text:style-name="T6">=</text:span><text:span text:style-name="T10">"text-gray-600 max-w-2xl mx-auto"</text:span><text:span text:style-name="T6">&gt;</text:span></text:p>
      <text:p text:style-name="P2">                <text:span text:style-name="T11">Welcome to the Chrome and Gasoline Generator! This is where you can create your own custom content.</text:span></text:p>
      <text:p text:style-name="P2"><text:soft-page-break/>                <text:span text:style-name="T11">Use the controls below to generate an audio clip, and follow the instructions to get started.</text:span></text:p>
      <text:p text:style-name="P2">            <text:span text:style-name="T6">&lt;/</text:span><text:span text:style-name="T8">p</text:span><text:span text:style-name="T6">&gt;</text:span></text:p>
      <text:p text:style-name="P2">        <text:span text:style-name="T6">&lt;/</text:span><text:span text:style-name="T8">header</text:span><text:span text:style-name="T6">&gt;</text:span></text:p>
      <text:p text:style-name="P3"/>
      <text:p text:style-name="P2">        <text:span text:style-name="T15">&lt;!-- INSTRUCTIONS SECTION --&gt;</text:span></text:p>
      <text:p text:style-name="P2">        <text:span text:style-name="T6">&lt;</text:span><text:span text:style-name="T8">section</text:span><text:span text:style-name="T11"> </text:span><text:span text:style-name="T3">class</text:span><text:span text:style-name="T6">=</text:span><text:span text:style-name="T10">"w-full space-y-4 bg-gray-50 p-6 rounded-lg border border-gray-200"</text:span><text:span text:style-name="T6">&gt;</text:span></text:p>
      <text:p text:style-name="P2">            <text:span text:style-name="T6">&lt;</text:span><text:span text:style-name="T8">h2</text:span><text:span text:style-name="T11"> </text:span><text:span text:style-name="T3">class</text:span><text:span text:style-name="T6">=</text:span><text:span text:style-name="T10">"text-2xl font-bold text-gray-800"</text:span><text:span text:style-name="T6">&gt;</text:span><text:span text:style-name="T11">How to Use the Generator</text:span><text:span text:style-name="T6">&lt;/</text:span><text:span text:style-name="T8">h2</text:span><text:span text:style-name="T6">&gt;</text:span></text:p>
      <text:p text:style-name="P2">            <text:span text:style-name="T6">&lt;</text:span><text:span text:style-name="T8">ol</text:span><text:span text:style-name="T11"> </text:span><text:span text:style-name="T3">class</text:span><text:span text:style-name="T6">=</text:span><text:span text:style-name="T10">"list-decimal list-inside text-gray-700 space-y-2 text-left"</text:span><text:span text:style-name="T6">&gt;</text:span></text:p>
      <text:p text:style-name="P2">                <text:span text:style-name="T6">&lt;</text:span><text:span text:style-name="T8">li</text:span><text:span text:style-name="T6">&gt;</text:span><text:span text:style-name="T11">Enter your text into the box below. You can write a single sentence or a whole paragraph.</text:span><text:span text:style-name="T6">&lt;/</text:span><text:span text:style-name="T8">li</text:span><text:span text:style-name="T6">&gt;</text:span></text:p>
      <text:p text:style-name="P2">                <text:span text:style-name="T6">&lt;</text:span><text:span text:style-name="T8">li</text:span><text:span text:style-name="T6">&gt;</text:span><text:span text:style-name="T11">Adjust the voice and tone using the drop-down menus.</text:span><text:span text:style-name="T6">&lt;/</text:span><text:span text:style-name="T8">li</text:span><text:span text:style-name="T6">&gt;</text:span></text:p>
      <text:p text:style-name="P2">                <text:span text:style-name="T6">&lt;</text:span><text:span text:style-name="T8">li</text:span><text:span text:style-name="T6">&gt;</text:span><text:span text:style-name="T11">Click the **Generate** button to hear your creation.</text:span><text:span text:style-name="T6">&lt;/</text:span><text:span text:style-name="T8">li</text:span><text:span text:style-name="T6">&gt;</text:span></text:p>
      <text:p text:style-name="P2">                <text:span text:style-name="T6">&lt;</text:span><text:span text:style-name="T8">li</text:span><text:span text:style-name="T6">&gt;</text:span><text:span text:style-name="T11">Use the **Download** button to save the audio file.</text:span><text:span text:style-name="T6">&lt;/</text:span><text:span text:style-name="T8">li</text:span><text:span text:style-name="T6">&gt;</text:span></text:p>
      <text:p text:style-name="P2">            <text:span text:style-name="T6">&lt;/</text:span><text:span text:style-name="T8">ol</text:span><text:span text:style-name="T6">&gt;</text:span></text:p>
      <text:p text:style-name="P2">        <text:span text:style-name="T6">&lt;/</text:span><text:span text:style-name="T8">section</text:span><text:span text:style-name="T6">&gt;</text:span></text:p>
      <text:p text:style-name="P3"/>
      <text:p text:style-name="P2">        <text:span text:style-name="T15">&lt;!-- GENERATOR APP SECTION --&gt;</text:span></text:p>
      <text:p text:style-name="P2">        <text:span text:style-name="T6">&lt;</text:span><text:span text:style-name="T8">main</text:span><text:span text:style-name="T11"> </text:span><text:span text:style-name="T3">class</text:span><text:span text:style-name="T6">=</text:span><text:span text:style-name="T10">"w-full space-y-6"</text:span><text:span text:style-name="T6">&gt;</text:span></text:p>
      <text:p text:style-name="P2">            <text:span text:style-name="T6">&lt;</text:span><text:span text:style-name="T8">div</text:span><text:span text:style-name="T11"> </text:span><text:span text:style-name="T3">class</text:span><text:span text:style-name="T6">=</text:span><text:span text:style-name="T10">"space-y-4"</text:span><text:span text:style-name="T6">&gt;</text:span></text:p>
      <text:p text:style-name="P2">                <text:span text:style-name="T6">&lt;</text:span><text:span text:style-name="T8">textarea</text:span><text:span text:style-name="T11"> </text:span><text:span text:style-name="T3">id</text:span><text:span text:style-name="T6">=</text:span><text:span text:style-name="T10">"text-input"</text:span><text:span text:style-name="T11"> </text:span><text:span text:style-name="T3">class</text:span><text:span text:style-name="T6">=</text:span><text:span text:style-name="T10">"w-full h-32 p-4 border border-gray-300 rounded-lg focus:outline-none focus:ring-2 focus:ring-indigo-500 transition-all"</text:span><text:span text:style-name="T11"> </text:span><text:span text:style-name="T3">placeholder</text:span><text:span text:style-name="T6">=</text:span><text:span text:style-name="T10">"Enter text to generate audio..."</text:span><text:span text:style-name="T6">&gt;&lt;/</text:span><text:span text:style-name="T8">textarea</text:span><text:span text:style-name="T6">&gt;</text:span></text:p>
      <text:p text:style-name="P2">                <text:span text:style-name="T6">&lt;</text:span><text:span text:style-name="T8">div</text:span><text:span text:style-name="T11"> </text:span><text:span text:style-name="T3">class</text:span><text:span text:style-name="T6">=</text:span><text:span text:style-name="T10">"grid grid-cols-1 md:grid-cols-2 lg:grid-cols-3 gap-4"</text:span><text:span text:style-name="T6">&gt;</text:span></text:p>
      <text:p text:style-name="P2">                    <text:span text:style-name="T6">&lt;</text:span><text:span text:style-name="T8">div</text:span><text:span text:style-name="T6">&gt;</text:span></text:p>
      <text:p text:style-name="P2">                        <text:span text:style-name="T6">&lt;</text:span><text:span text:style-name="T8">label</text:span><text:span text:style-name="T11"> </text:span><text:span text:style-name="T3">for</text:span><text:span text:style-name="T6">=</text:span><text:span text:style-name="T10">"voice-select"</text:span><text:span text:style-name="T11"> </text:span><text:span text:style-name="T3">class</text:span><text:span text:style-name="T6">=</text:span><text:span text:style-name="T10">"block text-sm font-medium text-gray-700"</text:span><text:span text:style-name="T6">&gt;</text:span><text:span text:style-name="T11">Select Voice</text:span><text:span text:style-name="T6">&lt;/</text:span><text:span text:style-name="T8">label</text:span><text:span text:style-name="T6">&gt;</text:span></text:p>
      <text:p text:style-name="P2">                        <text:span text:style-name="T6">&lt;</text:span><text:span text:style-name="T8">select</text:span><text:span text:style-name="T11"> </text:span><text:span text:style-name="T3">id</text:span><text:span text:style-name="T6">=</text:span><text:span text:style-name="T10">"voice-select"</text:span><text:span text:style-name="T11"> </text:span><text:span text:style-name="T3">class</text:span><text:span text:style-name="T6">=</text:span><text:span text:style-name="T10">"mt-1 block w-full pl-3 pr-10 py-2 text-base border-gray-300 focus:outline-none focus:ring-indigo-500 focus:border-indigo-500 sm:text-sm rounded-md"</text:span><text:span text:style-name="T6">&gt;</text:span></text:p>
      <text:p text:style-name="P2">                            <text:span text:style-name="T6">&lt;</text:span><text:span text:style-name="T8">option</text:span><text:span text:style-name="T11"> </text:span><text:span text:style-name="T3">value</text:span><text:span text:style-name="T6">=</text:span><text:span text:style-name="T10">"Kore"</text:span><text:span text:style-name="T6">&gt;</text:span><text:span text:style-name="T11">Kore (Firm)</text:span><text:span text:style-name="T6">&lt;/</text:span><text:span text:style-name="T8">option</text:span><text:span text:style-name="T6">&gt;</text:span></text:p>
      <text:p text:style-name="P2">                            <text:span text:style-name="T6">&lt;</text:span><text:span text:style-name="T8">option</text:span><text:span text:style-name="T11"> </text:span><text:span text:style-name="T3">value</text:span><text:span text:style-name="T6">=</text:span><text:span text:style-name="T10">"Zephyr"</text:span><text:span text:style-name="T6">&gt;</text:span><text:span text:style-name="T11">Zephyr (Bright)</text:span><text:span text:style-name="T6">&lt;/</text:span><text:span text:style-name="T8">option</text:span><text:span text:style-name="T6">&gt;</text:span></text:p>
      <text:p text:style-name="P2">                            <text:span text:style-name="T6">&lt;</text:span><text:span text:style-name="T8">option</text:span><text:span text:style-name="T11"> </text:span><text:span text:style-name="T3">value</text:span><text:span text:style-name="T6">=</text:span><text:span text:style-name="T10">"Puck"</text:span><text:span text:style-name="T6">&gt;</text:span><text:span text:style-name="T11">Puck (Upbeat)</text:span><text:span text:style-name="T6">&lt;/</text:span><text:span text:style-name="T8">option</text:span><text:span text:style-name="T6">&gt;</text:span></text:p>
      <text:p text:style-name="P2">                            <text:span text:style-name="T6">&lt;</text:span><text:span text:style-name="T8">option</text:span><text:span text:style-name="T11"> </text:span><text:span text:style-name="T3">value</text:span><text:span text:style-name="T6">=</text:span><text:span text:style-name="T10">"Charon"</text:span><text:span text:style-name="T6">&gt;</text:span><text:span text:style-name="T11">Charon (Informative)</text:span><text:span text:style-name="T6">&lt;/</text:span><text:span text:style-name="T8">option</text:span><text:span text:style-name="T6">&gt;</text:span></text:p>
      <text:p text:style-name="P2">                            <text:span text:style-name="T6">&lt;</text:span><text:span text:style-name="T8">option</text:span><text:span text:style-name="T11"> </text:span><text:span text:style-name="T3">value</text:span><text:span text:style-name="T6">=</text:span><text:span text:style-name="T10">"Fenrir"</text:span><text:span text:style-name="T6">&gt;</text:span><text:span text:style-name="T11">Fenrir (Excitable)</text:span><text:span text:style-name="T6">&lt;/</text:span><text:span text:style-name="T8">option</text:span><text:span text:style-name="T6">&gt;</text:span></text:p>
      <text:p text:style-name="P2">                            <text:span text:style-name="T6">&lt;</text:span><text:span text:style-name="T8">option</text:span><text:span text:style-name="T11"> </text:span><text:span text:style-name="T3">value</text:span><text:span text:style-name="T6">=</text:span><text:span text:style-name="T10">"Leda"</text:span><text:span text:style-name="T6">&gt;</text:span><text:span text:style-name="T11">Leda (Youthful)</text:span><text:span text:style-name="T6">&lt;/</text:span><text:span text:style-name="T8">option</text:span><text:span text:style-name="T6">&gt;</text:span></text:p>
      <text:p text:style-name="P2">                            <text:span text:style-name="T6">&lt;</text:span><text:span text:style-name="T8">option</text:span><text:span text:style-name="T11"> </text:span><text:span text:style-name="T3">value</text:span><text:span text:style-name="T6">=</text:span><text:span text:style-name="T10">"Orus"</text:span><text:span text:style-name="T6">&gt;</text:span><text:span text:style-name="T11">Orus (Firm)</text:span><text:span text:style-name="T6">&lt;/</text:span><text:span text:style-name="T8">option</text:span><text:span text:style-name="T6">&gt;</text:span></text:p>
      <text:p text:style-name="P2">                            <text:span text:style-name="T6">&lt;</text:span><text:span text:style-name="T8">option</text:span><text:span text:style-name="T11"> </text:span><text:span text:style-name="T3">value</text:span><text:span text:style-name="T6">=</text:span><text:span text:style-name="T10">"Aoede"</text:span><text:span text:style-name="T6">&gt;</text:span><text:span text:style-name="T11">Aoede (Breezy)</text:span><text:span text:style-name="T6">&lt;/</text:span><text:span text:style-name="T8">option</text:span><text:span text:style-name="T6">&gt;</text:span></text:p>
      <text:p text:style-name="P2">                            <text:span text:style-name="T6">&lt;</text:span><text:span text:style-name="T8">option</text:span><text:span text:style-name="T11"> </text:span><text:span text:style-name="T3">value</text:span><text:span text:style-name="T6">=</text:span><text:span text:style-name="T10">"Callirrhoe"</text:span><text:span text:style-name="T6">&gt;</text:span><text:span text:style-name="T11">Callirrhoe (Easy-going)</text:span><text:span text:style-name="T6">&lt;/</text:span><text:span text:style-name="T8">option</text:span><text:span text:style-name="T6">&gt;</text:span></text:p>
      <text:p text:style-name="P2">                            <text:span text:style-name="T6">&lt;</text:span><text:span text:style-name="T8">option</text:span><text:span text:style-name="T11"> </text:span><text:span text:style-name="T3">value</text:span><text:span text:style-name="T6">=</text:span><text:span text:style-name="T10">"Autonoe"</text:span><text:span text:style-name="T6">&gt;</text:span><text:span text:style-name="T11">Autonoe (Bright)</text:span><text:span text:style-name="T6">&lt;/</text:span><text:span text:style-name="T8">option</text:span><text:span text:style-name="T6">&gt;</text:span></text:p>
      <text:p text:style-name="P2">                            <text:span text:style-name="T6">&lt;</text:span><text:span text:style-name="T8">option</text:span><text:span text:style-name="T11"> </text:span><text:span text:style-name="T3">value</text:span><text:span text:style-name="T6">=</text:span><text:span text:style-name="T10">"Enceladus"</text:span><text:span text:style-name="T6">&gt;</text:span><text:span text:style-name="T11">Enceladus (Breathy)</text:span><text:span text:style-name="T6">&lt;/</text:span><text:span text:style-name="T8">option</text:span><text:span text:style-name="T6">&gt;</text:span></text:p>
      <text:p text:style-name="P2">                            <text:span text:style-name="T6">&lt;</text:span><text:span text:style-name="T8">option</text:span><text:span text:style-name="T11"> </text:span><text:span text:style-name="T3">value</text:span><text:span text:style-name="T6">=</text:span><text:span text:style-name="T10">"Iapetus"</text:span><text:span text:style-name="T6">&gt;</text:span><text:span text:style-name="T11">Iapetus (Clear)</text:span><text:span text:style-name="T6">&lt;/</text:span><text:span text:style-name="T8">option</text:span><text:span text:style-name="T6">&gt;</text:span></text:p>
      <text:p text:style-name="P2">                            <text:span text:style-name="T6">&lt;</text:span><text:span text:style-name="T8">option</text:span><text:span text:style-name="T11"> </text:span><text:span text:style-name="T3">value</text:span><text:span text:style-name="T6">=</text:span><text:span text:style-name="T10">"Umbriel"</text:span><text:span text:style-name="T6">&gt;</text:span><text:span text:style-name="T11">Umbriel (Easy-going)</text:span><text:span text:style-name="T6">&lt;/</text:span><text:span text:style-name="T8">option</text:span><text:span text:style-name="T6">&gt;</text:span></text:p>
      <text:p text:style-name="P2">                            <text:span text:style-name="T6">&lt;</text:span><text:span text:style-name="T8">option</text:span><text:span text:style-name="T11"> </text:span><text:span text:style-name="T3">value</text:span><text:span text:style-name="T6">=</text:span><text:span text:style-name="T10">"Algieba"</text:span><text:span text:style-name="T6">&gt;</text:span><text:span text:style-name="T11">Algieba (Smooth)</text:span><text:span text:style-name="T6">&lt;/</text:span><text:span text:style-name="T8">option</text:span><text:span text:style-name="T6">&gt;</text:span></text:p>
      <text:p text:style-name="P2">                            <text:span text:style-name="T6">&lt;</text:span><text:span text:style-name="T8">option</text:span><text:span text:style-name="T11"> </text:span><text:span text:style-name="T3">value</text:span><text:span text:style-name="T6">=</text:span><text:span text:style-name="T10">"Despina"</text:span><text:span text:style-name="T6">&gt;</text:span><text:span text:style-name="T11">Despina (Smooth)</text:span><text:span text:style-name="T6">&lt;/</text:span><text:span text:style-name="T8">option</text:span><text:span text:style-name="T6">&gt;</text:span></text:p>
      <text:p text:style-name="P2">                            <text:span text:style-name="T6">&lt;</text:span><text:span text:style-name="T8">option</text:span><text:span text:style-name="T11"> </text:span><text:span text:style-name="T3">value</text:span><text:span text:style-name="T6">=</text:span><text:span text:style-name="T10">"Erinome"</text:span><text:span text:style-name="T6">&gt;</text:span><text:span text:style-name="T11">Erinome (Clear)</text:span><text:span text:style-name="T6">&lt;/</text:span><text:span text:style-name="T8">option</text:span><text:span text:style-name="T6">&gt;</text:span></text:p>
      <text:p text:style-name="P2"><text:soft-page-break/>                            <text:span text:style-name="T6">&lt;</text:span><text:span text:style-name="T8">option</text:span><text:span text:style-name="T11"> </text:span><text:span text:style-name="T3">value</text:span><text:span text:style-name="T6">=</text:span><text:span text:style-name="T10">"Algenib"</text:span><text:span text:style-name="T6">&gt;</text:span><text:span text:style-name="T11">Algenib (Gravelly)</text:span><text:span text:style-name="T6">&lt;/</text:span><text:span text:style-name="T8">option</text:span><text:span text:style-name="T6">&gt;</text:span></text:p>
      <text:p text:style-name="P2">                            <text:span text:style-name="T6">&lt;</text:span><text:span text:style-name="T8">option</text:span><text:span text:style-name="T11"> </text:span><text:span text:style-name="T3">value</text:span><text:span text:style-name="T6">=</text:span><text:span text:style-name="T10">"Rasalgethi"</text:span><text:span text:style-name="T6">&gt;</text:span><text:span text:style-name="T11">Rasalgethi (Informative)</text:span><text:span text:style-name="T6">&lt;/</text:span><text:span text:style-name="T8">option</text:span><text:span text:style-name="T6">&gt;</text:span></text:p>
      <text:p text:style-name="P2">                            <text:span text:style-name="T6">&lt;</text:span><text:span text:style-name="T8">option</text:span><text:span text:style-name="T11"> </text:span><text:span text:style-name="T3">value</text:span><text:span text:style-name="T6">=</text:span><text:span text:style-name="T10">"Laomedeia"</text:span><text:span text:style-name="T6">&gt;</text:span><text:span text:style-name="T11">Laomedeia (Upbeat)</text:span><text:span text:style-name="T6">&lt;/</text:span><text:span text:style-name="T8">option</text:span><text:span text:style-name="T6">&gt;</text:span></text:p>
      <text:p text:style-name="P2">                            <text:span text:style-name="T6">&lt;</text:span><text:span text:style-name="T8">option</text:span><text:span text:style-name="T11"> </text:span><text:span text:style-name="T3">value</text:span><text:span text:style-name="T6">=</text:span><text:span text:style-name="T10">"Achernar"</text:span><text:span text:style-name="T6">&gt;</text:span><text:span text:style-name="T11">Achernar (Soft)</text:span><text:span text:style-name="T6">&lt;/</text:span><text:span text:style-name="T8">option</text:span><text:span text:style-name="T6">&gt;</text:span></text:p>
      <text:p text:style-name="P2">                            <text:span text:style-name="T6">&lt;</text:span><text:span text:style-name="T8">option</text:span><text:span text:style-name="T11"> </text:span><text:span text:style-name="T3">value</text:span><text:span text:style-name="T6">=</text:span><text:span text:style-name="T10">"Alnilam"</text:span><text:span text:style-name="T6">&gt;</text:span><text:span text:style-name="T11">Alnilam (Firm)</text:span><text:span text:style-name="T6">&lt;/</text:span><text:span text:style-name="T8">option</text:span><text:span text:style-name="T6">&gt;</text:span></text:p>
      <text:p text:style-name="P2">                            <text:span text:style-name="T6">&lt;</text:span><text:span text:style-name="T8">option</text:span><text:span text:style-name="T11"> </text:span><text:span text:style-name="T3">value</text:span><text:span text:style-name="T6">=</text:span><text:span text:style-name="T10">"Schedar"</text:span><text:span text:style-name="T6">&gt;</text:span><text:span text:style-name="T11">Schedar (Even)</text:span><text:span text:style-name="T6">&lt;/</text:span><text:span text:style-name="T8">option</text:span><text:span text:style-name="T6">&gt;</text:span></text:p>
      <text:p text:style-name="P2">                            <text:span text:style-name="T6">&lt;</text:span><text:span text:style-name="T8">option</text:span><text:span text:style-name="T11"> </text:span><text:span text:style-name="T3">value</text:span><text:span text:style-name="T6">=</text:span><text:span text:style-name="T10">"Gacrux"</text:span><text:span text:style-name="T6">&gt;</text:span><text:span text:style-name="T11">Gacrux (Mature)</text:span><text:span text:style-name="T6">&lt;/</text:span><text:span text:style-name="T8">option</text:span><text:span text:style-name="T6">&gt;</text:span></text:p>
      <text:p text:style-name="P2">                            <text:span text:style-name="T6">&lt;</text:span><text:span text:style-name="T8">option</text:span><text:span text:style-name="T11"> </text:span><text:span text:style-name="T3">value</text:span><text:span text:style-name="T6">=</text:span><text:span text:style-name="T10">"Pulcherrima"</text:span><text:span text:style-name="T6">&gt;</text:span><text:span text:style-name="T11">Pulcherrima (Forward)</text:span><text:span text:style-name="T6">&lt;/</text:span><text:span text:style-name="T8">option</text:span><text:span text:style-name="T6">&gt;</text:span></text:p>
      <text:p text:style-name="P2">                            <text:span text:style-name="T6">&lt;</text:span><text:span text:style-name="T8">option</text:span><text:span text:style-name="T11"> </text:span><text:span text:style-name="T3">value</text:span><text:span text:style-name="T6">=</text:span><text:span text:style-name="T10">"Achird"</text:span><text:span text:style-name="T6">&gt;</text:span><text:span text:style-name="T11">Achird (Friendly)</text:span><text:span text:style-name="T6">&lt;/</text:span><text:span text:style-name="T8">option</text:span><text:span text:style-name="T6">&gt;</text:span></text:p>
      <text:p text:style-name="P2">                            <text:span text:style-name="T6">&lt;</text:span><text:span text:style-name="T8">option</text:span><text:span text:style-name="T11"> </text:span><text:span text:style-name="T3">value</text:span><text:span text:style-name="T6">=</text:span><text:span text:style-name="T10">"Zubenelgenubi"</text:span><text:span text:style-name="T6">&gt;</text:span><text:span text:style-name="T11">Zubenelgenubi (Casual)</text:span><text:span text:style-name="T6">&lt;/</text:span><text:span text:style-name="T8">option</text:span><text:span text:style-name="T6">&gt;</text:span></text:p>
      <text:p text:style-name="P2">                            <text:span text:style-name="T6">&lt;</text:span><text:span text:style-name="T8">option</text:span><text:span text:style-name="T11"> </text:span><text:span text:style-name="T3">value</text:span><text:span text:style-name="T6">=</text:span><text:span text:style-name="T10">"Vindemiatrix"</text:span><text:span text:style-name="T6">&gt;</text:span><text:span text:style-name="T11">Vindemiatrix (Gentle)</text:span><text:span text:style-name="T6">&lt;/</text:span><text:span text:style-name="T8">option</text:span><text:span text:style-name="T6">&gt;</text:span></text:p>
      <text:p text:style-name="P2">                            <text:span text:style-name="T6">&lt;</text:span><text:span text:style-name="T8">option</text:span><text:span text:style-name="T11"> </text:span><text:span text:style-name="T3">value</text:span><text:span text:style-name="T6">=</text:span><text:span text:style-name="T10">"Sadachbia"</text:span><text:span text:style-name="T6">&gt;</text:span><text:span text:style-name="T11">Sadachbia (Lively)</text:span><text:span text:style-name="T6">&lt;/</text:span><text:span text:style-name="T8">option</text:span><text:span text:style-name="T6">&gt;</text:span></text:p>
      <text:p text:style-name="P2">                            <text:span text:style-name="T6">&lt;</text:span><text:span text:style-name="T8">option</text:span><text:span text:style-name="T11"> </text:span><text:span text:style-name="T3">value</text:span><text:span text:style-name="T6">=</text:span><text:span text:style-name="T10">"Sadaltager"</text:span><text:span text:style-name="T6">&gt;</text:span><text:span text:style-name="T11">Sadaltager (Knowledgeable)</text:span><text:span text:style-name="T6">&lt;/</text:span><text:span text:style-name="T8">option</text:span><text:span text:style-name="T6">&gt;</text:span></text:p>
      <text:p text:style-name="P2">                            <text:span text:style-name="T6">&lt;</text:span><text:span text:style-name="T8">option</text:span><text:span text:style-name="T11"> </text:span><text:span text:style-name="T3">value</text:span><text:span text:style-name="T6">=</text:span><text:span text:style-name="T10">"Sulafat"</text:span><text:span text:style-name="T6">&gt;</text:span><text:span text:style-name="T11">Sulafat (Warm)</text:span><text:span text:style-name="T6">&lt;/</text:span><text:span text:style-name="T8">option</text:span><text:span text:style-name="T6">&gt;</text:span></text:p>
      <text:p text:style-name="P2">                        <text:span text:style-name="T6">&lt;/</text:span><text:span text:style-name="T8">select</text:span><text:span text:style-name="T6">&gt;</text:span></text:p>
      <text:p text:style-name="P2">                    <text:span text:style-name="T6">&lt;/</text:span><text:span text:style-name="T8">div</text:span><text:span text:style-name="T6">&gt;</text:span></text:p>
      <text:p text:style-name="P2">                    <text:span text:style-name="T6">&lt;</text:span><text:span text:style-name="T8">div</text:span><text:span text:style-name="T6">&gt;</text:span></text:p>
      <text:p text:style-name="P2">                        <text:span text:style-name="T6">&lt;</text:span><text:span text:style-name="T8">label</text:span><text:span text:style-name="T11"> </text:span><text:span text:style-name="T3">for</text:span><text:span text:style-name="T6">=</text:span><text:span text:style-name="T10">"tone-select"</text:span><text:span text:style-name="T11"> </text:span><text:span text:style-name="T3">class</text:span><text:span text:style-name="T6">=</text:span><text:span text:style-name="T10">"block text-sm font-medium text-gray-700"</text:span><text:span text:style-name="T6">&gt;</text:span><text:span text:style-name="T11">Select Tone</text:span><text:span text:style-name="T6">&lt;/</text:span><text:span text:style-name="T8">label</text:span><text:span text:style-name="T6">&gt;</text:span></text:p>
      <text:p text:style-name="P2">                        <text:span text:style-name="T6">&lt;</text:span><text:span text:style-name="T8">select</text:span><text:span text:style-name="T11"> </text:span><text:span text:style-name="T3">id</text:span><text:span text:style-name="T6">=</text:span><text:span text:style-name="T10">"tone-select"</text:span><text:span text:style-name="T11"> </text:span><text:span text:style-name="T3">class</text:span><text:span text:style-name="T6">=</text:span><text:span text:style-name="T10">"mt-1 block w-full pl-3 pr-10 py-2 text-base border-gray-300 focus:outline-none focus:ring-indigo-500 focus:border-indigo-500 sm:text-sm rounded-md"</text:span><text:span text:style-name="T6">&gt;</text:span></text:p>
      <text:p text:style-name="P2">                            <text:span text:style-name="T6">&lt;</text:span><text:span text:style-name="T8">option</text:span><text:span text:style-name="T11"> </text:span><text:span text:style-name="T3">value</text:span><text:span text:style-name="T6">=</text:span><text:span text:style-name="T10">"cheerful"</text:span><text:span text:style-name="T6">&gt;</text:span><text:span text:style-name="T11">Cheerful</text:span><text:span text:style-name="T6">&lt;/</text:span><text:span text:style-name="T8">option</text:span><text:span text:style-name="T6">&gt;</text:span></text:p>
      <text:p text:style-name="P2">                            <text:span text:style-name="T6">&lt;</text:span><text:span text:style-name="T8">option</text:span><text:span text:style-name="T11"> </text:span><text:span text:style-name="T3">value</text:span><text:span text:style-name="T6">=</text:span><text:span text:style-name="T10">"serious"</text:span><text:span text:style-name="T6">&gt;</text:span><text:span text:style-name="T11">Serious</text:span><text:span text:style-name="T6">&lt;/</text:span><text:span text:style-name="T8">option</text:span><text:span text:style-name="T6">&gt;</text:span></text:p>
      <text:p text:style-name="P2">                            <text:span text:style-name="T6">&lt;</text:span><text:span text:style-name="T8">option</text:span><text:span text:style-name="T11"> </text:span><text:span text:style-name="T3">value</text:span><text:span text:style-name="T6">=</text:span><text:span text:style-name="T10">"excited"</text:span><text:span text:style-name="T6">&gt;</text:span><text:span text:style-name="T11">Excited</text:span><text:span text:style-name="T6">&lt;/</text:span><text:span text:style-name="T8">option</text:span><text:span text:style-name="T6">&gt;</text:span></text:p>
      <text:p text:style-name="P2">                            <text:span text:style-name="T6">&lt;</text:span><text:span text:style-name="T8">option</text:span><text:span text:style-name="T11"> </text:span><text:span text:style-name="T3">value</text:span><text:span text:style-name="T6">=</text:span><text:span text:style-name="T10">"calm"</text:span><text:span text:style-name="T6">&gt;</text:span><text:span text:style-name="T11">Calm</text:span><text:span text:style-name="T6">&lt;/</text:span><text:span text:style-name="T8">option</text:span><text:span text:style-name="T6">&gt;</text:span></text:p>
      <text:p text:style-name="P2">                            <text:span text:style-name="T6">&lt;</text:span><text:span text:style-name="T8">option</text:span><text:span text:style-name="T11"> </text:span><text:span text:style-name="T3">value</text:span><text:span text:style-name="T6">=</text:span><text:span text:style-name="T10">"dramatic"</text:span><text:span text:style-name="T6">&gt;</text:span><text:span text:style-name="T11">Dramatic</text:span><text:span text:style-name="T6">&lt;/</text:span><text:span text:style-name="T8">option</text:span><text:span text:style-name="T6">&gt;</text:span></text:p>
      <text:p text:style-name="P2">                            <text:span text:style-name="T6">&lt;</text:span><text:span text:style-name="T8">option</text:span><text:span text:style-name="T11"> </text:span><text:span text:style-name="T3">value</text:span><text:span text:style-name="T6">=</text:span><text:span text:style-name="T10">"informative"</text:span><text:span text:style-name="T6">&gt;</text:span><text:span text:style-name="T11">Informative</text:span><text:span text:style-name="T6">&lt;/</text:span><text:span text:style-name="T8">option</text:span><text:span text:style-name="T6">&gt;</text:span></text:p>
      <text:p text:style-name="P2">                        <text:span text:style-name="T6">&lt;/</text:span><text:span text:style-name="T8">select</text:span><text:span text:style-name="T6">&gt;</text:span></text:p>
      <text:p text:style-name="P2">                    <text:span text:style-name="T6">&lt;/</text:span><text:span text:style-name="T8">div</text:span><text:span text:style-name="T6">&gt;</text:span></text:p>
      <text:p text:style-name="P2">                <text:span text:style-name="T6">&lt;/</text:span><text:span text:style-name="T8">div</text:span><text:span text:style-name="T6">&gt;</text:span></text:p>
      <text:p text:style-name="P2">                <text:span text:style-name="T6">&lt;</text:span><text:span text:style-name="T8">button</text:span><text:span text:style-name="T11"> </text:span><text:span text:style-name="T3">id</text:span><text:span text:style-name="T6">=</text:span><text:span text:style-name="T10">"generate-button"</text:span><text:span text:style-name="T11"> </text:span><text:span text:style-name="T3">class</text:span><text:span text:style-name="T6">=</text:span><text:span text:style-name="T10">"w-full bg-indigo-600 text-white font-bold py-3 px-6 rounded-lg shadow-lg hover:bg-indigo-700 focus:outline-none focus:ring-2 focus:ring-indigo-500 focus:ring-offset-2 transition-all transform hover:scale-105"</text:span><text:span text:style-name="T6">&gt;</text:span></text:p>
      <text:p text:style-name="P2">                    <text:span text:style-name="T11">Generate Audio</text:span></text:p>
      <text:p text:style-name="P2">                <text:span text:style-name="T6">&lt;/</text:span><text:span text:style-name="T8">button</text:span><text:span text:style-name="T6">&gt;</text:span></text:p>
      <text:p text:style-name="P2">            <text:span text:style-name="T6">&lt;/</text:span><text:span text:style-name="T8">div</text:span><text:span text:style-name="T6">&gt;</text:span></text:p>
      <text:p text:style-name="P3"/>
      <text:p text:style-name="P2">            <text:span text:style-name="T6">&lt;</text:span><text:span text:style-name="T8">div</text:span><text:span text:style-name="T11"> </text:span><text:span text:style-name="T3">id</text:span><text:span text:style-name="T6">=</text:span><text:span text:style-name="T10">"output-section"</text:span><text:span text:style-name="T11"> </text:span><text:span text:style-name="T3">class</text:span><text:span text:style-name="T6">=</text:span><text:span text:style-name="T10">"w-full space-y-4 hidden"</text:span><text:span text:style-name="T6">&gt;</text:span></text:p>
      <text:p text:style-name="P2">                <text:span text:style-name="T6">&lt;</text:span><text:span text:style-name="T8">audio</text:span><text:span text:style-name="T11"> </text:span><text:span text:style-name="T3">id</text:span><text:span text:style-name="T6">=</text:span><text:span text:style-name="T10">"audio-player"</text:span><text:span text:style-name="T11"> </text:span><text:span text:style-name="T3">class</text:span><text:span text:style-name="T6">=</text:span><text:span text:style-name="T10">"w-full rounded-lg"</text:span><text:span text:style-name="T11"> </text:span><text:span text:style-name="T3">controls</text:span><text:span text:style-name="T6">&gt;&lt;/</text:span><text:span text:style-name="T8">audio</text:span><text:span text:style-name="T6">&gt;</text:span></text:p>
      <text:p text:style-name="P2">                <text:span text:style-name="T6">&lt;</text:span><text:span text:style-name="T8">div</text:span><text:span text:style-name="T11"> </text:span><text:span text:style-name="T3">class</text:span><text:span text:style-name="T6">=</text:span><text:span text:style-name="T10">"flex flex-col sm:flex-row gap-4"</text:span><text:span text:style-name="T6">&gt;</text:span></text:p>
      <text:p text:style-name="P2">                    <text:span text:style-name="T6">&lt;</text:span><text:span text:style-name="T8">button</text:span><text:span text:style-name="T11"> </text:span><text:span text:style-name="T3">id</text:span><text:span text:style-name="T6">=</text:span><text:span text:style-name="T10">"download-button"</text:span><text:span text:style-name="T11"> </text:span><text:span text:style-name="T3">class</text:span><text:span text:style-name="T6">=</text:span><text:span text:style-name="T10">"w-full bg-green-500 text-white font-bold py-3 px-6 rounded-lg shadow-lg hover:bg-green-600 focus:outline-none focus:ring-2 focus:ring-green-500 focus:ring-offset-2 transition-all transform hover:scale-105"</text:span><text:span text:style-name="T6">&gt;</text:span></text:p>
      <text:p text:style-name="P2">                        <text:span text:style-name="T11">Download Audio</text:span></text:p>
      <text:p text:style-name="P2">                    <text:span text:style-name="T6">&lt;/</text:span><text:span text:style-name="T8">button</text:span><text:span text:style-name="T6">&gt;</text:span></text:p>
      <text:p text:style-name="P2">                    <text:span text:style-name="T6">&lt;</text:span><text:span text:style-name="T8">button</text:span><text:span text:style-name="T11"> </text:span><text:span text:style-name="T3">id</text:span><text:span text:style-name="T6">=</text:span><text:span text:style-name="T10">"regenerate-button"</text:span><text:span text:style-name="T11"> </text:span><text:span text:style-name="T3">class</text:span><text:span text:style-name="T6">=</text:span><text:span text:style-name="T10">"w-full bg-yellow-500 text-white font-</text:span><text:soft-page-break/><text:span text:style-name="T10">bold py-3 px-6 rounded-lg shadow-lg hover:bg-yellow-600 focus:outline-none focus:ring-2 focus:ring-yellow-500 focus:ring-offset-2 transition-all transform hover:scale-105"</text:span><text:span text:style-name="T6">&gt;</text:span></text:p>
      <text:p text:style-name="P2">                        <text:span text:style-name="T11">Start Over</text:span></text:p>
      <text:p text:style-name="P2">                    <text:span text:style-name="T6">&lt;/</text:span><text:span text:style-name="T8">button</text:span><text:span text:style-name="T6">&gt;</text:span></text:p>
      <text:p text:style-name="P2">                <text:span text:style-name="T6">&lt;/</text:span><text:span text:style-name="T8">div</text:span><text:span text:style-name="T6">&gt;</text:span></text:p>
      <text:p text:style-name="P2">            <text:span text:style-name="T6">&lt;/</text:span><text:span text:style-name="T8">div</text:span><text:span text:style-name="T6">&gt;</text:span></text:p>
      <text:p text:style-name="P3"/>
      <text:p text:style-name="P2">            <text:span text:style-name="T6">&lt;</text:span><text:span text:style-name="T8">div</text:span><text:span text:style-name="T11"> </text:span><text:span text:style-name="T3">id</text:span><text:span text:style-name="T6">=</text:span><text:span text:style-name="T10">"loading-indicator"</text:span><text:span text:style-name="T11"> </text:span><text:span text:style-name="T3">class</text:span><text:span text:style-name="T6">=</text:span><text:span text:style-name="T10">"w-full text-center hidden"</text:span><text:span text:style-name="T6">&gt;</text:span></text:p>
      <text:p text:style-name="P2">                <text:span text:style-name="T6">&lt;</text:span><text:span text:style-name="T8">div</text:span><text:span text:style-name="T11"> </text:span><text:span text:style-name="T3">class</text:span><text:span text:style-name="T6">=</text:span><text:span text:style-name="T10">"animate-spin rounded-full h-12 w-12 border-4 border-indigo-500 border-t-transparent mx-auto"</text:span><text:span text:style-name="T6">&gt;&lt;/</text:span><text:span text:style-name="T8">div</text:span><text:span text:style-name="T6">&gt;</text:span></text:p>
      <text:p text:style-name="P2">                <text:span text:style-name="T6">&lt;</text:span><text:span text:style-name="T8">p</text:span><text:span text:style-name="T11"> </text:span><text:span text:style-name="T3">class</text:span><text:span text:style-name="T6">=</text:span><text:span text:style-name="T10">"mt-2 text-indigo-700 font-semibold"</text:span><text:span text:style-name="T6">&gt;</text:span><text:span text:style-name="T11">Generating audio...</text:span><text:span text:style-name="T6">&lt;/</text:span><text:span text:style-name="T8">p</text:span><text:span text:style-name="T6">&gt;</text:span></text:p>
      <text:p text:style-name="P2">            <text:span text:style-name="T6">&lt;/</text:span><text:span text:style-name="T8">div</text:span><text:span text:style-name="T6">&gt;</text:span></text:p>
      <text:p text:style-name="P2">            </text:p>
      <text:p text:style-name="P2">            <text:span text:style-name="T6">&lt;</text:span><text:span text:style-name="T8">div</text:span><text:span text:style-name="T11"> </text:span><text:span text:style-name="T3">id</text:span><text:span text:style-name="T6">=</text:span><text:span text:style-name="T10">"error-message"</text:span><text:span text:style-name="T11"> </text:span><text:span text:style-name="T3">class</text:span><text:span text:style-name="T6">=</text:span><text:span text:style-name="T10">"w-full text-center text-red-600 font-semibold hidden"</text:span><text:span text:style-name="T6">&gt;&lt;/</text:span><text:span text:style-name="T8">div</text:span><text:span text:style-name="T6">&gt;</text:span></text:p>
      <text:p text:style-name="P3"/>
      <text:p text:style-name="P2">            <text:span text:style-name="T6">&lt;</text:span><text:span text:style-name="T8">div</text:span><text:span text:style-name="T11"> </text:span><text:span text:style-name="T3">id</text:span><text:span text:style-name="T6">=</text:span><text:span text:style-name="T10">"status-message"</text:span><text:span text:style-name="T11"> </text:span><text:span text:style-name="T3">class</text:span><text:span text:style-name="T6">=</text:span><text:span text:style-name="T10">"w-full text-center text-gray-500 text-sm mt-4"</text:span><text:span text:style-name="T6">&gt;&lt;/</text:span><text:span text:style-name="T8">div</text:span><text:span text:style-name="T6">&gt;</text:span></text:p>
      <text:p text:style-name="P2">        <text:span text:style-name="T6">&lt;/</text:span><text:span text:style-name="T8">main</text:span><text:span text:style-name="T6">&gt;</text:span></text:p>
      <text:p text:style-name="P2">    <text:span text:style-name="T6">&lt;/</text:span><text:span text:style-name="T8">div</text:span><text:span text:style-name="T6">&gt;</text:span></text:p>
      <text:p text:style-name="P3"/>
      <text:p text:style-name="P2">    <text:span text:style-name="T6">&lt;</text:span><text:span text:style-name="T8">script</text:span><text:span text:style-name="T6">&gt;</text:span></text:p>
      <text:p text:style-name="P2">        <text:span text:style-name="T16">const</text:span><text:span text:style-name="T11"> textInput = document.getElementById(</text:span><text:span text:style-name="T12">'text-input'</text:span><text:span text:style-name="T11">);</text:span></text:p>
      <text:p text:style-name="P2">        <text:span text:style-name="T16">const</text:span><text:span text:style-name="T11"> generateButton = document.getElementById(</text:span><text:span text:style-name="T12">'generate-button'</text:span><text:span text:style-name="T11">);</text:span></text:p>
      <text:p text:style-name="P2">        <text:span text:style-name="T16">const</text:span><text:span text:style-name="T11"> outputSection = document.getElementById(</text:span><text:span text:style-name="T12">'output-section'</text:span><text:span text:style-name="T11">);</text:span></text:p>
      <text:p text:style-name="P2">        <text:span text:style-name="T16">const</text:span><text:span text:style-name="T11"> audioPlayer = document.getElementById(</text:span><text:span text:style-name="T12">'audio-player'</text:span><text:span text:style-name="T11">);</text:span></text:p>
      <text:p text:style-name="P2">        <text:span text:style-name="T16">const</text:span><text:span text:style-name="T11"> loadingIndicator = document.getElementById(</text:span><text:span text:style-name="T12">'loading-indicator'</text:span><text:span text:style-name="T11">);</text:span></text:p>
      <text:p text:style-name="P2">        <text:span text:style-name="T16">const</text:span><text:span text:style-name="T11"> downloadButton = document.getElementById(</text:span><text:span text:style-name="T12">'download-button'</text:span><text:span text:style-name="T11">);</text:span></text:p>
      <text:p text:style-name="P2">        <text:span text:style-name="T16">const</text:span><text:span text:style-name="T11"> regenerateButton = document.getElementById(</text:span><text:span text:style-name="T12">'regenerate-button'</text:span><text:span text:style-name="T11">);</text:span></text:p>
      <text:p text:style-name="P2">        <text:span text:style-name="T16">const</text:span><text:span text:style-name="T11"> errorMessage = document.getElementById(</text:span><text:span text:style-name="T12">'error-message'</text:span><text:span text:style-name="T11">);</text:span></text:p>
      <text:p text:style-name="P2">        <text:span text:style-name="T16">const</text:span><text:span text:style-name="T11"> statusMessage = document.getElementById(</text:span><text:span text:style-name="T12">'status-message'</text:span><text:span text:style-name="T11">);</text:span></text:p>
      <text:p text:style-name="P2">        <text:span text:style-name="T16">const</text:span><text:span text:style-name="T11"> voiceSelect = document.getElementById(</text:span><text:span text:style-name="T12">'voice-select'</text:span><text:span text:style-name="T11">);</text:span></text:p>
      <text:p text:style-name="P2">        <text:span text:style-name="T16">const</text:span><text:span text:style-name="T11"> toneSelect = document.getElementById(</text:span><text:span text:style-name="T12">'tone-select'</text:span><text:span text:style-name="T11">);</text:span></text:p>
      <text:p text:style-name="P3"/>
      <text:p text:style-name="P2">        <text:span text:style-name="T15">// Helper function to convert Base64 to ArrayBuffer</text:span></text:p>
      <text:p text:style-name="P2">        <text:span text:style-name="T16">function</text:span><text:span text:style-name="T11"> base64ToArrayBuffer(base64) {</text:span></text:p>
      <text:p text:style-name="P2">            <text:span text:style-name="T16">const</text:span><text:span text:style-name="T11"> binaryString = atob(base64);</text:span></text:p>
      <text:p text:style-name="P2">            <text:span text:style-name="T16">const</text:span><text:span text:style-name="T11"> len = binaryString.length;</text:span></text:p>
      <text:p text:style-name="P2">            <text:span text:style-name="T16">const</text:span><text:span text:style-name="T11"> bytes = </text:span><text:span text:style-name="T16">new</text:span><text:span text:style-name="T11"> </text:span><text:span text:style-name="T17">Uint8Array</text:span><text:span text:style-name="T11">(len);</text:span></text:p>
      <text:p text:style-name="P2">            <text:span text:style-name="T16">for</text:span><text:span text:style-name="T11"> (</text:span><text:span text:style-name="T16">let</text:span><text:span text:style-name="T11"> i = </text:span><text:span text:style-name="T18">0</text:span><text:span text:style-name="T11">; i &lt; len; i++) {</text:span></text:p>
      <text:p text:style-name="P2">                <text:span text:style-name="T11">bytes[i] = binaryString.charCodeAt(i);</text:span></text:p>
      <text:p text:style-name="P2">            <text:span text:style-name="T11">}</text:span></text:p>
      <text:p text:style-name="P2">            <text:span text:style-name="T16">return</text:span><text:span text:style-name="T11"> bytes.buffer;</text:span></text:p>
      <text:p text:style-name="P2">        <text:span text:style-name="T11">}</text:span></text:p>
      <text:p text:style-name="P3"/>
      <text:p text:style-name="P2">        <text:span text:style-name="T15">// Helper function to convert PCM audio to WAV format</text:span></text:p>
      <text:p text:style-name="P2">        <text:span text:style-name="T16">function</text:span><text:span text:style-name="T11"> pcmToWav(pcmData, sampleRate) {</text:span></text:p>
      <text:p text:style-name="P2"><text:soft-page-break/>            <text:span text:style-name="T16">const</text:span><text:span text:style-name="T11"> numChannels = </text:span><text:span text:style-name="T18">1</text:span><text:span text:style-name="T11">;</text:span></text:p>
      <text:p text:style-name="P2">            <text:span text:style-name="T16">const</text:span><text:span text:style-name="T11"> bitsPerSample = </text:span><text:span text:style-name="T18">16</text:span><text:span text:style-name="T11">;</text:span></text:p>
      <text:p text:style-name="P2">            <text:span text:style-name="T16">const</text:span><text:span text:style-name="T11"> byteRate = sampleRate * numChannels * (bitsPerSample / </text:span><text:span text:style-name="T18">8</text:span><text:span text:style-name="T11">);</text:span></text:p>
      <text:p text:style-name="P2">            <text:span text:style-name="T16">const</text:span><text:span text:style-name="T11"> blockAlign = numChannels * (bitsPerSample / </text:span><text:span text:style-name="T18">8</text:span><text:span text:style-name="T11">);</text:span></text:p>
      <text:p text:style-name="P3"/>
      <text:p text:style-name="P2">            <text:span text:style-name="T16">const</text:span><text:span text:style-name="T11"> buffer = </text:span><text:span text:style-name="T16">new</text:span><text:span text:style-name="T11"> </text:span><text:span text:style-name="T17">ArrayBuffer</text:span><text:span text:style-name="T11">(</text:span><text:span text:style-name="T18">44</text:span><text:span text:style-name="T11"> + pcmData.length * </text:span><text:span text:style-name="T18">2</text:span><text:span text:style-name="T11">);</text:span></text:p>
      <text:p text:style-name="P2">            <text:span text:style-name="T16">const</text:span><text:span text:style-name="T11"> view = </text:span><text:span text:style-name="T16">new</text:span><text:span text:style-name="T11"> </text:span><text:span text:style-name="T17">DataView</text:span><text:span text:style-name="T11">(buffer);</text:span></text:p>
      <text:p text:style-name="P3"/>
      <text:p text:style-name="P2">            <text:span text:style-name="T15">// Write WAV file header</text:span></text:p>
      <text:p text:style-name="P2">            <text:span text:style-name="T16">let</text:span><text:span text:style-name="T11"> offset = </text:span><text:span text:style-name="T18">0</text:span><text:span text:style-name="T11">;</text:span></text:p>
      <text:p text:style-name="P2">            <text:span text:style-name="T16">function</text:span><text:span text:style-name="T11"> writeString(str) {</text:span></text:p>
      <text:p text:style-name="P2">                <text:span text:style-name="T16">for</text:span><text:span text:style-name="T11"> (</text:span><text:span text:style-name="T16">let</text:span><text:span text:style-name="T11"> i = </text:span><text:span text:style-name="T18">0</text:span><text:span text:style-name="T11">; i &lt; str.length; i++) {</text:span></text:p>
      <text:p text:style-name="P2">                    <text:span text:style-name="T11">view.setUint8(offset++, str.charCodeAt(i));</text:span></text:p>
      <text:p text:style-name="P2">                <text:span text:style-name="T11">}</text:span></text:p>
      <text:p text:style-name="P2">            <text:span text:style-name="T11">}</text:span></text:p>
      <text:p text:style-name="P2">            <text:span text:style-name="T16">function</text:span><text:span text:style-name="T11"> writeUint32(val) {</text:span></text:p>
      <text:p text:style-name="P2">                <text:span text:style-name="T11">view.setUint32(offset, val, </text:span><text:span text:style-name="T16">true</text:span><text:span text:style-name="T11">);</text:span></text:p>
      <text:p text:style-name="P2">                <text:span text:style-name="T11">offset += </text:span><text:span text:style-name="T18">4</text:span><text:span text:style-name="T11">;</text:span></text:p>
      <text:p text:style-name="P2">            <text:span text:style-name="T11">}</text:span></text:p>
      <text:p text:style-name="P2">            <text:span text:style-name="T16">function</text:span><text:span text:style-name="T11"> writeUint16(val) {</text:span></text:p>
      <text:p text:style-name="P2">                <text:span text:style-name="T11">view.setUint16(offset, val, </text:span><text:span text:style-name="T16">true</text:span><text:span text:style-name="T11">);</text:span></text:p>
      <text:p text:style-name="P2">                <text:span text:style-name="T11">offset += </text:span><text:span text:style-name="T18">2</text:span><text:span text:style-name="T11">;</text:span></text:p>
      <text:p text:style-name="P2">            <text:span text:style-name="T11">}</text:span></text:p>
      <text:p text:style-name="P3"/>
      <text:p text:style-name="P2">            <text:span text:style-name="T11">writeString(</text:span><text:span text:style-name="T12">'RIFF'</text:span><text:span text:style-name="T11">);</text:span></text:p>
      <text:p text:style-name="P2">            <text:span text:style-name="T11">writeUint32(</text:span><text:span text:style-name="T18">36</text:span><text:span text:style-name="T11"> + pcmData.length * </text:span><text:span text:style-name="T18">2</text:span><text:span text:style-name="T11">);</text:span></text:p>
      <text:p text:style-name="P2">            <text:span text:style-name="T11">writeString(</text:span><text:span text:style-name="T12">'WAVE'</text:span><text:span text:style-name="T11">);</text:span></text:p>
      <text:p text:style-name="P2">            <text:span text:style-name="T11">writeString(</text:span><text:span text:style-name="T12">'fmt '</text:span><text:span text:style-name="T11">);</text:span></text:p>
      <text:p text:style-name="P2">            <text:span text:style-name="T11">writeUint32(</text:span><text:span text:style-name="T18">16</text:span><text:span text:style-name="T11">);</text:span></text:p>
      <text:p text:style-name="P2">            <text:span text:style-name="T11">writeUint16(</text:span><text:span text:style-name="T18">1</text:span><text:span text:style-name="T11">); </text:span><text:span text:style-name="T15">// Audio format (1 = PCM)</text:span></text:p>
      <text:p text:style-name="P2">            <text:span text:style-name="T11">writeUint16(numChannels);</text:span></text:p>
      <text:p text:style-name="P2">            <text:span text:style-name="T11">writeUint32(sampleRate);</text:span></text:p>
      <text:p text:style-name="P2">            <text:span text:style-name="T11">writeUint32(byteRate);</text:span></text:p>
      <text:p text:style-name="P2">            <text:span text:style-name="T11">writeUint16(blockAlign);</text:span></text:p>
      <text:p text:style-name="P2">            <text:span text:style-name="T11">writeUint16(bitsPerSample);</text:span></text:p>
      <text:p text:style-name="P2">            <text:span text:style-name="T11">writeString(</text:span><text:span text:style-name="T12">'data'</text:span><text:span text:style-name="T11">);</text:span></text:p>
      <text:p text:style-name="P2">            <text:span text:style-name="T11">writeUint32(pcmData.length * </text:span><text:span text:style-name="T18">2</text:span><text:span text:style-name="T11">);</text:span></text:p>
      <text:p text:style-name="P3"/>
      <text:p text:style-name="P2">            <text:span text:style-name="T15">// Write PCM data</text:span></text:p>
      <text:p text:style-name="P2">            <text:span text:style-name="T16">for</text:span><text:span text:style-name="T11"> (</text:span><text:span text:style-name="T16">let</text:span><text:span text:style-name="T11"> i = </text:span><text:span text:style-name="T18">0</text:span><text:span text:style-name="T11">; i &lt; pcmData.length; i++) {</text:span></text:p>
      <text:p text:style-name="P2">                <text:span text:style-name="T11">view.setInt16(offset, pcmData[i], </text:span><text:span text:style-name="T16">true</text:span><text:span text:style-name="T11">);</text:span></text:p>
      <text:p text:style-name="P2">                <text:span text:style-name="T11">offset += </text:span><text:span text:style-name="T18">2</text:span><text:span text:style-name="T11">;</text:span></text:p>
      <text:p text:style-name="P2">            <text:span text:style-name="T11">}</text:span></text:p>
      <text:p text:style-name="P3"/>
      <text:p text:style-name="P2">            <text:span text:style-name="T16">return</text:span><text:span text:style-name="T11"> </text:span><text:span text:style-name="T16">new</text:span><text:span text:style-name="T11"> </text:span><text:span text:style-name="T17">Blob</text:span><text:span text:style-name="T11">([view], { type: </text:span><text:span text:style-name="T12">'audio/wav'</text:span><text:span text:style-name="T11"> });</text:span></text:p>
      <text:p text:style-name="P2">        <text:span text:style-name="T11">}</text:span></text:p>
      <text:p text:style-name="P3"/>
      <text:p text:style-name="P2"><text:soft-page-break/>        <text:span text:style-name="T11">generateButton.addEventListener(</text:span><text:span text:style-name="T12">'click'</text:span><text:span text:style-name="T11">, </text:span><text:span text:style-name="T16">async</text:span><text:span text:style-name="T11"> () =&gt; {</text:span></text:p>
      <text:p text:style-name="P2">            <text:span text:style-name="T16">const</text:span><text:span text:style-name="T11"> text = textInput.value.trim();</text:span></text:p>
      <text:p text:style-name="P2">            <text:span text:style-name="T16">if</text:span><text:span text:style-name="T11"> (text === </text:span><text:span text:style-name="T12">''</text:span><text:span text:style-name="T11">) {</text:span></text:p>
      <text:p text:style-name="P2">                <text:span text:style-name="T11">errorMessage.textContent = </text:span><text:span text:style-name="T12">'Please enter some text to generate audio.'</text:span><text:span text:style-name="T11">;</text:span></text:p>
      <text:p text:style-name="P2">                <text:span text:style-name="T11">errorMessage.classList.remove(</text:span><text:span text:style-name="T12">'hidden'</text:span><text:span text:style-name="T11">);</text:span></text:p>
      <text:p text:style-name="P2">                <text:span text:style-name="T16">return</text:span><text:span text:style-name="T11">;</text:span></text:p>
      <text:p text:style-name="P2">            <text:span text:style-name="T11">}</text:span></text:p>
      <text:p text:style-name="P3"/>
      <text:p text:style-name="P2">            <text:span text:style-name="T15">// Hide previous results and show loading indicator</text:span></text:p>
      <text:p text:style-name="P2">            <text:span text:style-name="T11">outputSection.classList.add(</text:span><text:span text:style-name="T12">'hidden'</text:span><text:span text:style-name="T11">);</text:span></text:p>
      <text:p text:style-name="P2">            <text:span text:style-name="T11">loadingIndicator.classList.remove(</text:span><text:span text:style-name="T12">'hidden'</text:span><text:span text:style-name="T11">);</text:span></text:p>
      <text:p text:style-name="P2">            <text:span text:style-name="T11">errorMessage.classList.add(</text:span><text:span text:style-name="T12">'hidden'</text:span><text:span text:style-name="T11">);</text:span></text:p>
      <text:p text:style-name="P2">            </text:p>
      <text:p text:style-name="P2">            <text:span text:style-name="T16">const</text:span><text:span text:style-name="T11"> selectedVoice = voiceSelect.value;</text:span></text:p>
      <text:p text:style-name="P2">            <text:span text:style-name="T16">const</text:span><text:span text:style-name="T11"> selectedTone = toneSelect.value;</text:span></text:p>
      <text:p text:style-name="P2">            </text:p>
      <text:p text:style-name="P2">            <text:span text:style-name="T16">const</text:span><text:span text:style-name="T11"> promptText = </text:span><text:span text:style-name="T12">`Say in a </text:span><text:span text:style-name="T11">${selectedTone}</text:span><text:span text:style-name="T12"> tone: </text:span><text:span text:style-name="T11">${text}</text:span><text:span text:style-name="T12">`</text:span><text:span text:style-name="T11">;</text:span></text:p>
      <text:p text:style-name="P3"/>
      <text:p text:style-name="P2">            <text:span text:style-name="T16">try</text:span><text:span text:style-name="T11"> {</text:span></text:p>
      <text:p text:style-name="P2">                <text:span text:style-name="T16">let</text:span><text:span text:style-name="T11"> attempts = </text:span><text:span text:style-name="T18">0</text:span><text:span text:style-name="T11">;</text:span></text:p>
      <text:p text:style-name="P2">                <text:span text:style-name="T16">const</text:span><text:span text:style-name="T11"> maxAttempts = </text:span><text:span text:style-name="T18">3</text:span><text:span text:style-name="T11">;</text:span></text:p>
      <text:p text:style-name="P2">                <text:span text:style-name="T16">let</text:span><text:span text:style-name="T11"> response = </text:span><text:span text:style-name="T16">null</text:span><text:span text:style-name="T11">;</text:span></text:p>
      <text:p text:style-name="P3"/>
      <text:p text:style-name="P2">                <text:span text:style-name="T16">while</text:span><text:span text:style-name="T11"> (attempts &lt; maxAttempts) {</text:span></text:p>
      <text:p text:style-name="P2">                    <text:span text:style-name="T16">try</text:span><text:span text:style-name="T11"> {</text:span></text:p>
      <text:p text:style-name="P2">                        <text:span text:style-name="T16">const</text:span><text:span text:style-name="T11"> payload = {</text:span></text:p>
      <text:p text:style-name="P2">                            <text:span text:style-name="T11">contents: [{</text:span></text:p>
      <text:p text:style-name="P2">                                <text:span text:style-name="T11">parts: [{ text: promptText }]</text:span></text:p>
      <text:p text:style-name="P2">                            <text:span text:style-name="T11">}],</text:span></text:p>
      <text:p text:style-name="P2">                            <text:span text:style-name="T11">generationConfig: {</text:span></text:p>
      <text:p text:style-name="P2">                                <text:span text:style-name="T11">responseModalities: [</text:span><text:span text:style-name="T12">"AUDIO"</text:span><text:span text:style-name="T11">],</text:span></text:p>
      <text:p text:style-name="P2">                                <text:span text:style-name="T11">speechConfig: {</text:span></text:p>
      <text:p text:style-name="P2">                                    <text:span text:style-name="T11">voiceConfig: {</text:span></text:p>
      <text:p text:style-name="P2">                                        <text:span text:style-name="T11">prebuiltVoiceConfig: { voiceName: selectedVoice }</text:span></text:p>
      <text:p text:style-name="P2">                                    <text:span text:style-name="T11">}</text:span></text:p>
      <text:p text:style-name="P2">                                <text:span text:style-name="T11">}</text:span></text:p>
      <text:p text:style-name="P2">                            <text:span text:style-name="T11">},</text:span></text:p>
      <text:p text:style-name="P2">                            <text:span text:style-name="T11">model: </text:span><text:span text:style-name="T12">"gemini-2.5-flash-preview-tts"</text:span></text:p>
      <text:p text:style-name="P2">                        <text:span text:style-name="T11">};</text:span></text:p>
      <text:p text:style-name="P2">                        <text:span text:style-name="T16">const</text:span><text:span text:style-name="T11"> apiKey = </text:span><text:span text:style-name="T12">""</text:span><text:span text:style-name="T11">;</text:span></text:p>
      <text:p text:style-name="P2">                        <text:span text:style-name="T16">const</text:span><text:span text:style-name="T11"> apiUrl = </text:span><text:span text:style-name="T12">`https://generativelanguage.googleapis.com/v1beta/models/gemini-2.5-flash-preview-tts:generateContent?key=</text:span><text:span text:style-name="T11">${apiKey}</text:span><text:span text:style-name="T12">`</text:span><text:span text:style-name="T11">;</text:span></text:p>
      <text:p text:style-name="P2">                        <text:span text:style-name="T11">response = </text:span><text:span text:style-name="T16">await</text:span><text:span text:style-name="T11"> fetch(apiUrl, {</text:span></text:p>
      <text:p text:style-name="P2">                            <text:span text:style-name="T11">method: </text:span><text:span text:style-name="T12">'POST'</text:span><text:span text:style-name="T11">,</text:span></text:p>
      <text:p text:style-name="P2">                            <text:span text:style-name="T11">headers: { </text:span><text:span text:style-name="T12">'Content-Type'</text:span><text:span text:style-name="T11">: </text:span><text:span text:style-name="T12">'application/json'</text:span><text:span text:style-name="T11"> },</text:span></text:p>
      <text:p text:style-name="P2">                            <text:span text:style-name="T11">body: </text:span><text:span text:style-name="T17">JSON</text:span><text:span text:style-name="T11">.stringify(payload)</text:span></text:p>
      <text:p text:style-name="P2"><text:soft-page-break/>                        <text:span text:style-name="T11">});</text:span></text:p>
      <text:p text:style-name="P2">                        <text:span text:style-name="T16">if</text:span><text:span text:style-name="T11"> (response.status !== </text:span><text:span text:style-name="T18">429</text:span><text:span text:style-name="T11">) {</text:span></text:p>
      <text:p text:style-name="P2">                            <text:span text:style-name="T16">break</text:span><text:span text:style-name="T11">;</text:span></text:p>
      <text:p text:style-name="P2">                        <text:span text:style-name="T11">}</text:span></text:p>
      <text:p text:style-name="P2">                    <text:span text:style-name="T11">} </text:span><text:span text:style-name="T16">catch</text:span><text:span text:style-name="T11"> (error) {</text:span></text:p>
      <text:p text:style-name="P2">                        <text:span text:style-name="T16">if</text:span><text:span text:style-name="T11"> (error.status !== </text:span><text:span text:style-name="T18">429</text:span><text:span text:style-name="T11">) {</text:span></text:p>
      <text:p text:style-name="P2">                            <text:span text:style-name="T16">throw</text:span><text:span text:style-name="T11"> error;</text:span></text:p>
      <text:p text:style-name="P2">                        <text:span text:style-name="T11">}</text:span></text:p>
      <text:p text:style-name="P2">                    <text:span text:style-name="T11">}</text:span></text:p>
      <text:p text:style-name="P2">                    <text:span text:style-name="T11">attempts++;</text:span></text:p>
      <text:p text:style-name="P2">                    <text:span text:style-name="T16">if</text:span><text:span text:style-name="T11"> (attempts &lt; maxAttempts) {</text:span></text:p>
      <text:p text:style-name="P2">                        <text:span text:style-name="T16">await</text:span><text:span text:style-name="T11"> </text:span><text:span text:style-name="T16">new</text:span><text:span text:style-name="T11"> </text:span><text:span text:style-name="T17">Promise</text:span><text:span text:style-name="T11">(res =&gt; setTimeout(res, </text:span><text:span text:style-name="T17">Math</text:span><text:span text:style-name="T11">.pow(</text:span><text:span text:style-name="T18">2</text:span><text:span text:style-name="T11">, attempts) * </text:span><text:span text:style-name="T18">1000</text:span><text:span text:style-name="T11">));</text:span></text:p>
      <text:p text:style-name="P2">                    <text:span text:style-name="T11">}</text:span></text:p>
      <text:p text:style-name="P2">                <text:span text:style-name="T11">}</text:span></text:p>
      <text:p text:style-name="P2">                </text:p>
      <text:p text:style-name="P2">                <text:span text:style-name="T16">if</text:span><text:span text:style-name="T11"> (!response || !response.ok) {</text:span></text:p>
      <text:p text:style-name="P2">                    <text:span text:style-name="T16">const</text:span><text:span text:style-name="T11"> error = </text:span><text:span text:style-name="T16">new</text:span><text:span text:style-name="T11"> </text:span><text:span text:style-name="T17">Error</text:span><text:span text:style-name="T11">(</text:span><text:span text:style-name="T12">`HTTP error! Status: </text:span><text:span text:style-name="T11">${response?.status}</text:span><text:span text:style-name="T12">`</text:span><text:span text:style-name="T11">);</text:span></text:p>
      <text:p text:style-name="P2">                    <text:span text:style-name="T16">throw</text:span><text:span text:style-name="T11"> error;</text:span></text:p>
      <text:p text:style-name="P2">                <text:span text:style-name="T11">}</text:span></text:p>
      <text:p text:style-name="P3"/>
      <text:p text:style-name="P2">                <text:span text:style-name="T16">const</text:span><text:span text:style-name="T11"> result = </text:span><text:span text:style-name="T16">await</text:span><text:span text:style-name="T11"> response.json();</text:span></text:p>
      <text:p text:style-name="P2">                <text:span text:style-name="T16">const</text:span><text:span text:style-name="T11"> part = result?.candidates?.[</text:span><text:span text:style-name="T18">0</text:span><text:span text:style-name="T11">]?.content?.parts?.[</text:span><text:span text:style-name="T18">0</text:span><text:span text:style-name="T11">];</text:span></text:p>
      <text:p text:style-name="P2">                <text:span text:style-name="T16">const</text:span><text:span text:style-name="T11"> audioData = part?.inlineData?.data;</text:span></text:p>
      <text:p text:style-name="P2">                <text:span text:style-name="T16">const</text:span><text:span text:style-name="T11"> mimeType = part?.inlineData?.mimeType;</text:span></text:p>
      <text:p text:style-name="P3"/>
      <text:p text:style-name="P2">                <text:span text:style-name="T16">if</text:span><text:span text:style-name="T11"> (audioData &amp;&amp; mimeType &amp;&amp; mimeType.startsWith(</text:span><text:span text:style-name="T12">"audio/L16"</text:span><text:span text:style-name="T11">)) {</text:span></text:p>
      <text:p text:style-name="P2">                    <text:span text:style-name="T16">const</text:span><text:span text:style-name="T11"> sampleRateMatch = mimeType.match(</text:span><text:span text:style-name="T8">/rate=(\d+)/</text:span><text:span text:style-name="T11">);</text:span></text:p>
      <text:p text:style-name="P2">                    <text:span text:style-name="T16">const</text:span><text:span text:style-name="T11"> sampleRate = sampleRateMatch ? parseInt(sampleRateMatch[</text:span><text:span text:style-name="T18">1</text:span><text:span text:style-name="T11">], </text:span><text:span text:style-name="T18">10</text:span><text:span text:style-name="T11">) : </text:span><text:span text:style-name="T18">16000</text:span><text:span text:style-name="T11">;</text:span></text:p>
      <text:p text:style-name="P2">                    </text:p>
      <text:p text:style-name="P2">                    <text:span text:style-name="T16">const</text:span><text:span text:style-name="T11"> pcmData = </text:span><text:span text:style-name="T16">new</text:span><text:span text:style-name="T11"> </text:span><text:span text:style-name="T17">Int16Array</text:span><text:span text:style-name="T11">(base64ToArrayBuffer(audioData));</text:span></text:p>
      <text:p text:style-name="P2">                    <text:span text:style-name="T16">const</text:span><text:span text:style-name="T11"> wavBlob = pcmToWav(pcmData, sampleRate);</text:span></text:p>
      <text:p text:style-name="P2">                    <text:span text:style-name="T16">const</text:span><text:span text:style-name="T11"> audioUrl = </text:span><text:span text:style-name="T17">URL</text:span><text:span text:style-name="T11">.createObjectURL(wavBlob);</text:span></text:p>
      <text:p text:style-name="P3"/>
      <text:p text:style-name="P2">                    <text:span text:style-name="T11">audioPlayer.src = audioUrl;</text:span></text:p>
      <text:p text:style-name="P2">                    <text:span text:style-name="T11">outputSection.classList.remove(</text:span><text:span text:style-name="T12">'hidden'</text:span><text:span text:style-name="T11">);</text:span></text:p>
      <text:p text:style-name="P2">                    <text:span text:style-name="T11">audioPlayer.play();</text:span></text:p>
      <text:p text:style-name="P2">                <text:span text:style-name="T11">} </text:span><text:span text:style-name="T16">else</text:span><text:span text:style-name="T11"> {</text:span></text:p>
      <text:p text:style-name="P2">                    <text:span text:style-name="T16">throw</text:span><text:span text:style-name="T11"> </text:span><text:span text:style-name="T16">new</text:span><text:span text:style-name="T11"> </text:span><text:span text:style-name="T17">Error</text:span><text:span text:style-name="T11">(</text:span><text:span text:style-name="T12">'Invalid audio data received from API.'</text:span><text:span text:style-name="T11">);</text:span></text:p>
      <text:p text:style-name="P2">                <text:span text:style-name="T11">}</text:span></text:p>
      <text:p text:style-name="P3"/>
      <text:p text:style-name="P2">            <text:span text:style-name="T11">} </text:span><text:span text:style-name="T16">catch</text:span><text:span text:style-name="T11"> (error) {</text:span></text:p>
      <text:p text:style-name="P2">                <text:span text:style-name="T11">console.error(</text:span><text:span text:style-name="T12">'Error generating audio:'</text:span><text:span text:style-name="T11">, error);</text:span></text:p>
      <text:p text:style-name="P2">                <text:span text:style-name="T11">errorMessage.textContent = </text:span><text:span text:style-name="T12">'Failed to generate audio. Please try again.'</text:span><text:span text:style-name="T11">;</text:span></text:p>
      <text:p text:style-name="P2">                <text:span text:style-name="T11">errorMessage.classList.remove(</text:span><text:span text:style-name="T12">'hidden'</text:span><text:span text:style-name="T11">);</text:span></text:p>
      <text:p text:style-name="P2">            <text:span text:style-name="T11">} </text:span><text:span text:style-name="T16">finally</text:span><text:span text:style-name="T11"> {</text:span></text:p>
      <text:p text:style-name="P2">                <text:span text:style-name="T11">loadingIndicator.classList.add(</text:span><text:span text:style-name="T12">'hidden'</text:span><text:span text:style-name="T11">);</text:span></text:p>
      <text:p text:style-name="P2"><text:soft-page-break/>            <text:span text:style-name="T11">}</text:span></text:p>
      <text:p text:style-name="P2">        <text:span text:style-name="T11">});</text:span></text:p>
      <text:p text:style-name="P3"/>
      <text:p text:style-name="P2">        <text:span text:style-name="T11">downloadButton.addEventListener(</text:span><text:span text:style-name="T12">'click'</text:span><text:span text:style-name="T11">, () =&gt; {</text:span></text:p>
      <text:p text:style-name="P2">            <text:span text:style-name="T16">const</text:span><text:span text:style-name="T11"> link = document.createElement(</text:span><text:span text:style-name="T12">'a'</text:span><text:span text:style-name="T11">);</text:span></text:p>
      <text:p text:style-name="P2">            <text:span text:style-name="T11">link.href = audioPlayer.src;</text:span></text:p>
      <text:p text:style-name="P2">            <text:span text:style-name="T11">link.download = </text:span><text:span text:style-name="T12">'generated_audio.wav'</text:span><text:span text:style-name="T11">;</text:span></text:p>
      <text:p text:style-name="P2">            <text:span text:style-name="T11">document.body.appendChild(link);</text:span></text:p>
      <text:p text:style-name="P2">            <text:span text:style-name="T11">link.click();</text:span></text:p>
      <text:p text:style-name="P2">            <text:span text:style-name="T11">document.body.removeChild(link);</text:span></text:p>
      <text:p text:style-name="P2">        <text:span text:style-name="T11">});</text:span></text:p>
      <text:p text:style-name="P2">        </text:p>
      <text:p text:style-name="P2">        <text:span text:style-name="T11">regenerateButton.addEventListener(</text:span><text:span text:style-name="T12">'click'</text:span><text:span text:style-name="T11">, () =&gt; {</text:span></text:p>
      <text:p text:style-name="P2">            <text:span text:style-name="T11">textInput.value = </text:span><text:span text:style-name="T12">''</text:span><text:span text:style-name="T11">;</text:span></text:p>
      <text:p text:style-name="P2">            <text:span text:style-name="T11">audioPlayer.pause();</text:span></text:p>
      <text:p text:style-name="P2">            <text:span text:style-name="T11">audioPlayer.src = </text:span><text:span text:style-name="T12">''</text:span><text:span text:style-name="T11">;</text:span></text:p>
      <text:p text:style-name="P2">            <text:span text:style-name="T11">outputSection.classList.add(</text:span><text:span text:style-name="T12">'hidden'</text:span><text:span text:style-name="T11">);</text:span></text:p>
      <text:p text:style-name="P2">            <text:span text:style-name="T11">errorMessage.classList.add(</text:span><text:span text:style-name="T12">'hidden'</text:span><text:span text:style-name="T11">);</text:span></text:p>
      <text:p text:style-name="P2">        <text:span text:style-name="T11">});</text:span></text:p>
      <text:p text:style-name="P3"/>
      <text:p text:style-name="P2">    <text:span text:style-name="T6">&lt;/</text:span><text:span text:style-name="T8">script</text:span><text:span text:style-name="T6">&gt;</text:span></text:p>
      <text:p text:style-name="P1"><text:span text:style-name="T5">&lt;/</text:span><text:span text:style-name="T7">body</text:span><text:span text:style-name="T5">&gt;</text:span></text:p>
      <text:p text:style-name="P1"><text:span text:style-name="T5">&lt;/</text:span><text:span text:style-name="T7">html</text:span><text:span text:style-name="T5">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 Mono" svg:font-family="'Google Sans Mono', 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ci Moore</meta:initial-creator>
    <meta:creation-date>2025-09-23T09:01:56.59</meta:creation-date>
    <meta:document-statistic meta:table-count="0" meta:image-count="0" meta:object-count="0" meta:page-count="8" meta:paragraph-count="293" meta:word-count="1115" meta:character-count="15931"/>
    <dc:date>2025-09-23T09:07:06.24</dc:date>
    <dc:creator>Ricci Moore</dc:creator>
    <meta:editing-duration>PT5M10S</meta:editing-duration>
    <meta:editing-cycles>1</meta:editing-cycles>
    <meta:generator>OpenOffice/4.1.14$Win32 OpenOffice.org_project/4114m1$Build-9811</meta:generator>
  </office:meta>
</office:document-meta>
</file>